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Calibri" svg:font-family="Calibri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1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4pt" style:font-name="Arial1" style:font-size-asian="14pt" style:font-size-complex="14pt"/>
    </style:style>
    <style:style style:family="paragraph" style:name="P2" style:parent-style-name="UrbanTitle">
      <style:text-properties fo:font-size="14pt" style:font-name="Arial1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paragraph-properties fo:text-align="justify" style:justify-single-word="false"/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text-properties fo:font-size="9pt" officeooo:paragraph-rsid="0020a438" style:font-name="Arial1" style:font-size-asian="9pt" style:font-size-complex="9pt"/>
    </style:style>
    <style:style style:family="paragraph" style:name="P6" style:parent-style-name="UrbanBody">
      <style:text-properties fo:font-size="11pt" style:font-name="Arial1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1" style:font-size-asian="11pt" style:font-size-complex="11pt"/>
    </style:style>
    <style:style style:family="paragraph" style:name="P8" style:parent-style-name="UrbanBody">
      <style:text-properties fo:font-size="11pt" fo:font-style="normal" fo:font-weight="normal" style:font-name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justify" style:justify-single-word="false"/>
      <style:text-properties fo:font-size="11pt" fo:font-style="normal" fo:font-weight="normal" style:font-name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paragraph-properties fo:text-align="start" style:justify-single-word="false" style:snap-to-layout-grid="false"/>
      <style:text-properties fo:font-size="11pt" officeooo:paragraph-rsid="0020a697" style:font-name="arial" style:font-size-asian="11pt" style:font-size-complex="11pt"/>
    </style:style>
    <style:style style:family="paragraph" style:name="P11" style:parent-style-name="Standard">
      <style:paragraph-properties fo:text-align="justify" style:justify-single-word="false"/>
      <style:text-properties fo:font-size="9pt" fo:font-style="normal" fo:font-weight="bold" officeooo:rsid="000dc8b6" style:font-name="Arial1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2" style:parent-style-name="Standard">
      <style:text-properties fo:font-size="14pt" officeooo:paragraph-rsid="0020a697" style:font-name="Arial1" style:font-size-asian="14pt" style:font-size-complex="14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20a697" style:font-name="Arial1" style:font-size-asian="11pt" style:font-size-complex="11pt"/>
    </style:style>
    <style:style style:family="paragraph" style:name="P14" style:parent-style-name="Standard">
      <style:paragraph-properties fo:text-align="start" style:justify-single-word="false" style:snap-to-layout-grid="false"/>
      <style:text-properties fo:font-size="11pt" officeooo:paragraph-rsid="0020a697" officeooo:rsid="001f0fce" style:font-name="arial" style:font-name-complex="Arial1" style:font-size-asian="11pt" style:font-size-complex="11pt"/>
    </style:style>
    <style:style style:family="paragraph" style:name="P15" style:parent-style-name="Standard">
      <style:paragraph-properties fo:text-align="start" style:justify-single-word="false" style:snap-to-layout-grid="false"/>
      <style:text-properties fo:font-size="11pt" officeooo:paragraph-rsid="0020a697" style:font-name="arial" style:font-name-complex="Arial1" style:font-size-asian="11pt" style:font-size-complex="11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0a697" style:font-name="Arial1" style:font-size-asian="10pt" style:font-size-complex="10pt"/>
    </style:style>
    <style:style style:family="paragraph" style:name="P17" style:parent-style-name="UrbanBody">
      <style:text-properties fo:font-size="9pt" officeooo:paragraph-rsid="0020a438" style:font-name="Arial1" style:font-size-asian="9pt" style:font-size-complex="9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1f0fce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-complex="Arial1"/>
    </style:style>
    <style:style style:family="text" style:name="T7">
      <style:text-properties officeooo:rsid="001f0fce" style:font-name-complex="Arial1"/>
    </style:style>
    <style:style style:family="text" style:name="T8">
      <style:text-properties officeooo:rsid="0017d9fc"/>
    </style:style>
    <style:style style:family="text" style:name="T9">
      <style:text-properties officeooo:rsid="001bd36f"/>
    </style:style>
    <style:style style:family="text" style:name="T10">
      <style:text-properties officeooo:rsid="001f0fce"/>
    </style:style>
    <style:style style:family="text" style:name="T11">
      <style:text-properties fo:country="BE" fo:font-weight="bold" fo:language="fr" officeooo:rsid="0020a438" style:font-name="Arial" style:font-name-asian="Calibri1" style:font-name-complex="Calibri1" style:font-weight-asian="bold" style:font-weight-complex="bold" style:text-underline-style="none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0"><text:span text:style-name="T7"><text:text-input text:description="Demandeurs">self.getGeometricians()[0].getPersonTitleValue()</text:text-input></text:span><text:span text:style-name="T6"><text:s/></text:span><text:span text:style-name="T7"><text:text-input text:description="Demandeurs">self.getGeometricians()[0].getName2()</text:text-input></text:span><text:span text:style-name="T6"><text:s/></text:span><text:span text:style-name="T7"><text:text-input text:description="Demandeurs">self.getGeometricians()[0].getName1()</text:text-input></text:span></text:p>
            <text:p text:style-name="P14">Géomètre</text:p>
            <text:p text:style-name="P15"><text:span text:style-name="T10"><text:text-input text:description="Demandeurs">self.getGeometricians()[0].getStreet()</text:text-input></text:span><text:s/>n°<text:span text:style-name="T10"><text:text-input text:description="Demandeurs">self.getGeometricians()[0].getNumber()</text:text-input></text:span></text:p>
            <text:p text:style-name="P15"><text:span text:style-name="T2"><text:text-input text:description="Demandeurs">self.getGeometricians()[0].getZipcode()</text:text-input></text:span><text:span text:style-name="T3"><text:s text:c="2"/></text:span><text:span text:style-name="T2"><text:text-input text:description="Demandeurs">self.getGeometricians()[0].getCity()</text:text-input></text:span><text:span text:style-name="T3"><text:s/></text:span></text:p>
          </table:table-cell>
        </table:table-row>
      </table:table>
      <text:p text:style-name="P12"/>
      <text:p text:style-name="P1"/>
      <text:p text:style-name="P2"><text:span text:style-name="T8">Relevé des pièces manquantes</text:span> pour une demande de permis d'urbanis<text:span text:style-name="T9">ation</text:span></text:p>
      <text:p text:style-name="P5"/>
      <text:p text:style-name="P5"><text:span text:style-name="Police_20_par_20_défaut"><text:span text:style-name="T11"/></text:span></text:p>
      <text:p text:style-name="P3"/>
      <text:p text:style-name="P6"><office:annotation><dc:creator>Gauthier Bastien</dc:creator><dc:date>2011-02-21T09:23:46</dc:date><text:p text:style-name="P18"><text:span text:style-name="T15">do text if len(self.getGeometricians()) == 1</text:span></text:p></office:annotation><text:span text:style-name="T6"><text:text-input text:description="Demandeurs">self.getGeometricians()[0].getPersonTitleValue()</text:text-input></text:span>,</text:p>
      <text:p text:style-name="P7"><office:annotation><dc:creator>Gauthier Bastien</dc:creator><dc:date>2011-02-21T09:23:46</dc:date><text:p text:style-name="P18"><text:span text:style-name="T15">do text if len(self.getGeometricians()) &gt; 1</text:span></text:p></office:annotation><text:span text:style-name="T4">&lt;%Titre%&gt;</text:span>,</text:p>
      <text:p text:style-name="P7"/>
      <text:p text:style-name="P9"/>
      <text:p text:style-name="P9">Veuillez trouver, ci-joint, le courrier transmis à votre client dans le cadre de sa demande de permis d'urbanis<text:span text:style-name="T9">ation</text:span> :</text:p>
      <text:p text:style-name="P9"/>
      <text:p text:style-name="P6"><office:annotation><dc:creator>Gauthier Bastien</dc:creator><dc:date>2011-02-16T16:12:24</dc:date><text:p text:style-name="P18"><text:span text:style-name="T1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1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licence_view.get_parcels()</text:text-input></text:p>
      <text:p text:style-name="P9"/>
      <text:p text:style-name="P6"><office:annotation><dc:creator>Gauthier Bastien</dc:creator><dc:date>2011-02-21T09:23:46</dc:date><text:p text:style-name="P18"><text:span text:style-name="T15">do text if len(self.getGeometricians()) == 1</text:span></text:p></office:annotation>Demeurant à votre disposition, nous vous prions d'agréer, <text:span text:style-name="T6"><text:text-input text:description="Demandeurs">self.getGeometricians()[0].getPersonTitleValue()</text:text-input></text:span><text:span text:style-name="T6">, </text:span>nos salutations distinguées.</text:p>
      <text:p text:style-name="P7"><office:annotation><dc:creator>Gauthier Bastien</dc:creator><dc:date>2011-02-21T09:23:46</dc:date><text:p text:style-name="P18"><text:span text:style-name="T15">do text if len(self.getGeometrician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9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Import depuis signatures.odt</text:p>
      <text:p text:style-name="P4"/>
      <text:p text:style-name="P4"/>
      <text:p text:style-name="P4"/>
      <text:p text:style-name="P4"/>
      <text:p text:style-name="P4"/>
      <text:p text:style-name="P4"/>
      <text:p text:style-name="P11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Calibri" svg:font-family="Calibri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1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4pt" style:font-name="Arial1" style:font-size-asian="14pt" style:font-size-complex="14pt"/>
    </style:style>
    <style:style style:family="paragraph" style:name="P2" style:parent-style-name="UrbanTitle">
      <style:text-properties fo:font-size="14pt" style:font-name="Arial1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paragraph-properties fo:text-align="justify" style:justify-single-word="false"/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text-properties fo:font-size="9pt" officeooo:paragraph-rsid="0020a438" style:font-name="Arial1" style:font-size-asian="9pt" style:font-size-complex="9pt"/>
    </style:style>
    <style:style style:family="paragraph" style:name="P6" style:parent-style-name="UrbanBody">
      <style:text-properties fo:font-size="11pt" style:font-name="Arial1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1" style:font-size-asian="11pt" style:font-size-complex="11pt"/>
    </style:style>
    <style:style style:family="paragraph" style:name="P8" style:parent-style-name="UrbanBody">
      <style:text-properties fo:font-size="11pt" fo:font-style="normal" fo:font-weight="normal" style:font-name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justify" style:justify-single-word="false"/>
      <style:text-properties fo:font-size="11pt" fo:font-style="normal" fo:font-weight="normal" style:font-name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paragraph-properties fo:text-align="start" style:justify-single-word="false" style:snap-to-layout-grid="false"/>
      <style:text-properties fo:font-size="11pt" officeooo:paragraph-rsid="0020a697" style:font-name="arial" style:font-size-asian="11pt" style:font-size-complex="11pt"/>
    </style:style>
    <style:style style:family="paragraph" style:name="P11" style:parent-style-name="Standard">
      <style:paragraph-properties fo:text-align="justify" style:justify-single-word="false"/>
      <style:text-properties fo:font-size="9pt" fo:font-style="normal" fo:font-weight="bold" officeooo:rsid="000dc8b6" style:font-name="Arial1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2" style:parent-style-name="Standard">
      <style:text-properties fo:font-size="14pt" officeooo:paragraph-rsid="0020a697" style:font-name="Arial1" style:font-size-asian="14pt" style:font-size-complex="14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20a697" style:font-name="Arial1" style:font-size-asian="11pt" style:font-size-complex="11pt"/>
    </style:style>
    <style:style style:family="paragraph" style:name="P14" style:parent-style-name="Standard">
      <style:paragraph-properties fo:text-align="start" style:justify-single-word="false" style:snap-to-layout-grid="false"/>
      <style:text-properties fo:font-size="11pt" officeooo:paragraph-rsid="0020a697" officeooo:rsid="001f0fce" style:font-name="arial" style:font-name-complex="Arial1" style:font-size-asian="11pt" style:font-size-complex="11pt"/>
    </style:style>
    <style:style style:family="paragraph" style:name="P15" style:parent-style-name="Standard">
      <style:paragraph-properties fo:text-align="start" style:justify-single-word="false" style:snap-to-layout-grid="false"/>
      <style:text-properties fo:font-size="11pt" officeooo:paragraph-rsid="0020a697" style:font-name="arial" style:font-name-complex="Arial1" style:font-size-asian="11pt" style:font-size-complex="11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0a697" style:font-name="Arial1" style:font-size-asian="10pt" style:font-size-complex="10pt"/>
    </style:style>
    <style:style style:family="paragraph" style:name="P17" style:parent-style-name="UrbanBody">
      <style:text-properties fo:font-size="9pt" officeooo:paragraph-rsid="0020a438" style:font-name="Arial1" style:font-size-asian="9pt" style:font-size-complex="9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1f0fce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-complex="Arial1"/>
    </style:style>
    <style:style style:family="text" style:name="T7">
      <style:text-properties officeooo:rsid="001f0fce" style:font-name-complex="Arial1"/>
    </style:style>
    <style:style style:family="text" style:name="T8">
      <style:text-properties officeooo:rsid="0017d9fc"/>
    </style:style>
    <style:style style:family="text" style:name="T9">
      <style:text-properties officeooo:rsid="001bd36f"/>
    </style:style>
    <style:style style:family="text" style:name="T10">
      <style:text-properties officeooo:rsid="001f0fce"/>
    </style:style>
    <style:style style:family="text" style:name="T11">
      <style:text-properties fo:country="BE" fo:font-weight="bold" fo:language="fr" officeooo:rsid="0020a438" style:font-name="Arial" style:font-name-asian="Calibri1" style:font-name-complex="Calibri1" style:font-weight-asian="bold" style:font-weight-complex="bold" style:text-underline-style="none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0"><text:span text:style-name="T7"><text:text-input text:description="Demandeurs">self.getGeometricians()[0].getPersonTitleValue()</text:text-input></text:span><text:span text:style-name="T6"><text:s/></text:span><text:span text:style-name="T7"><text:text-input text:description="Demandeurs">self.getGeometricians()[0].getName2()</text:text-input></text:span><text:span text:style-name="T6"><text:s/></text:span><text:span text:style-name="T7"><text:text-input text:description="Demandeurs">self.getGeometricians()[0].getName1()</text:text-input></text:span></text:p>
            <text:p text:style-name="P14">Géomètre</text:p>
            <text:p text:style-name="P15"><text:span text:style-name="T10"><text:text-input text:description="Demandeurs">self.getGeometricians()[0].getStreet()</text:text-input></text:span><text:s/>n°<text:span text:style-name="T10"><text:text-input text:description="Demandeurs">self.getGeometricians()[0].getNumber()</text:text-input></text:span></text:p>
            <text:p text:style-name="P15"><text:span text:style-name="T2"><text:text-input text:description="Demandeurs">self.getGeometricians()[0].getZipcode()</text:text-input></text:span><text:span text:style-name="T3"><text:s text:c="2"/></text:span><text:span text:style-name="T2"><text:text-input text:description="Demandeurs">self.getGeometricians()[0].getCity()</text:text-input></text:span><text:span text:style-name="T3"><text:s/></text:span></text:p>
          </table:table-cell>
        </table:table-row>
      </table:table>
      <text:p text:style-name="P12"/>
      <text:p text:style-name="P1"/>
      <text:p text:style-name="P2"><text:span text:style-name="T8">Relevé des pièces manquantes</text:span> pour une demande de permis d'urbanis<text:span text:style-name="T9">ation</text:span></text:p>
      <text:p text:style-name="P5"/>
      <text:p text:style-name="P5"><text:span text:style-name="Police_20_par_20_défaut"><text:span text:style-name="T11"/></text:span></text:p>
      <text:p text:style-name="P3"/>
      <text:p text:style-name="P6"><office:annotation><dc:creator>Gauthier Bastien</dc:creator><dc:date>2011-02-21T09:23:46</dc:date><text:p text:style-name="P18"><text:span text:style-name="T15">do text if len(self.getGeometricians()) == 1</text:span></text:p></office:annotation><text:span text:style-name="T6"><text:text-input text:description="Demandeurs">self.getGeometricians()[0].getPersonTitleValue()</text:text-input></text:span>,</text:p>
      <text:p text:style-name="P7"><office:annotation><dc:creator>Gauthier Bastien</dc:creator><dc:date>2011-02-21T09:23:46</dc:date><text:p text:style-name="P18"><text:span text:style-name="T15">do text if len(self.getGeometricians()) &gt; 1</text:span></text:p></office:annotation><text:span text:style-name="T4">&lt;%Titre%&gt;</text:span>,</text:p>
      <text:p text:style-name="P7"/>
      <text:p text:style-name="P9"/>
      <text:p text:style-name="P9">Veuillez trouver, ci-joint, le courrier transmis à votre client dans le cadre de sa demande de permis d'urbanis<text:span text:style-name="T9">ation</text:span> :</text:p>
      <text:p text:style-name="P9"/>
      <text:p text:style-name="P6"><office:annotation><dc:creator>Gauthier Bastien</dc:creator><dc:date>2011-02-16T16:12:24</dc:date><text:p text:style-name="P18"><text:span text:style-name="T1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1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licence_view.get_parcels()</text:text-input></text:p>
      <text:p text:style-name="P9"/>
      <text:p text:style-name="P6"><office:annotation><dc:creator>Gauthier Bastien</dc:creator><dc:date>2011-02-21T09:23:46</dc:date><text:p text:style-name="P18"><text:span text:style-name="T15">do text if len(self.getGeometricians()) == 1</text:span></text:p></office:annotation>Demeurant à votre disposition, nous vous prions d'agréer, <text:span text:style-name="T6"><text:text-input text:description="Demandeurs">self.getGeometricians()[0].getPersonTitleValue()</text:text-input></text:span><text:span text:style-name="T6">, </text:span>nos salutations distinguées.</text:p>
      <text:p text:style-name="P7"><office:annotation><dc:creator>Gauthier Bastien</dc:creator><dc:date>2011-02-21T09:23:46</dc:date><text:p text:style-name="P18"><text:span text:style-name="T15">do text if len(self.getGeometrician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9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Import depuis signatures.odt</text:p>
      <text:p text:style-name="P4"/>
      <text:p text:style-name="P4"/>
      <text:p text:style-name="P4"/>
      <text:p text:style-name="P4"/>
      <text:p text:style-name="P4"/>
      <text:p text:style-name="P4"/>
      <text:p text:style-name="P11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Calibri" svg:font-family="Calibri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1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4pt" style:font-name="Arial1" style:font-size-asian="14pt" style:font-size-complex="14pt"/>
    </style:style>
    <style:style style:family="paragraph" style:name="P2" style:parent-style-name="UrbanTitle">
      <style:text-properties fo:font-size="14pt" style:font-name="Arial1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paragraph-properties fo:text-align="justify" style:justify-single-word="false"/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text-properties fo:font-size="9pt" officeooo:paragraph-rsid="0020a438" style:font-name="Arial1" style:font-size-asian="9pt" style:font-size-complex="9pt"/>
    </style:style>
    <style:style style:family="paragraph" style:name="P6" style:parent-style-name="UrbanBody">
      <style:text-properties fo:font-size="11pt" style:font-name="Arial1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1" style:font-size-asian="11pt" style:font-size-complex="11pt"/>
    </style:style>
    <style:style style:family="paragraph" style:name="P8" style:parent-style-name="UrbanBody">
      <style:text-properties fo:font-size="11pt" fo:font-style="normal" fo:font-weight="normal" style:font-name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justify" style:justify-single-word="false"/>
      <style:text-properties fo:font-size="11pt" fo:font-style="normal" fo:font-weight="normal" style:font-name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paragraph-properties fo:text-align="start" style:justify-single-word="false" style:snap-to-layout-grid="false"/>
      <style:text-properties fo:font-size="11pt" officeooo:paragraph-rsid="0020a697" style:font-name="arial" style:font-size-asian="11pt" style:font-size-complex="11pt"/>
    </style:style>
    <style:style style:family="paragraph" style:name="P11" style:parent-style-name="Standard">
      <style:paragraph-properties fo:text-align="justify" style:justify-single-word="false"/>
      <style:text-properties fo:font-size="9pt" fo:font-style="normal" fo:font-weight="bold" officeooo:rsid="000dc8b6" style:font-name="Arial1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2" style:parent-style-name="Standard">
      <style:text-properties fo:font-size="14pt" officeooo:paragraph-rsid="0020a697" style:font-name="Arial1" style:font-size-asian="14pt" style:font-size-complex="14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20a697" style:font-name="Arial1" style:font-size-asian="11pt" style:font-size-complex="11pt"/>
    </style:style>
    <style:style style:family="paragraph" style:name="P14" style:parent-style-name="Standard">
      <style:paragraph-properties fo:text-align="start" style:justify-single-word="false" style:snap-to-layout-grid="false"/>
      <style:text-properties fo:font-size="11pt" officeooo:paragraph-rsid="0020a697" officeooo:rsid="001f0fce" style:font-name="arial" style:font-name-complex="Arial1" style:font-size-asian="11pt" style:font-size-complex="11pt"/>
    </style:style>
    <style:style style:family="paragraph" style:name="P15" style:parent-style-name="Standard">
      <style:paragraph-properties fo:text-align="start" style:justify-single-word="false" style:snap-to-layout-grid="false"/>
      <style:text-properties fo:font-size="11pt" officeooo:paragraph-rsid="0020a697" style:font-name="arial" style:font-name-complex="Arial1" style:font-size-asian="11pt" style:font-size-complex="11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0a697" style:font-name="Arial1" style:font-size-asian="10pt" style:font-size-complex="10pt"/>
    </style:style>
    <style:style style:family="paragraph" style:name="P17" style:parent-style-name="UrbanBody">
      <style:text-properties fo:font-size="9pt" officeooo:paragraph-rsid="0020a438" style:font-name="Arial1" style:font-size-asian="9pt" style:font-size-complex="9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1f0fce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-complex="Arial1"/>
    </style:style>
    <style:style style:family="text" style:name="T7">
      <style:text-properties officeooo:rsid="001f0fce" style:font-name-complex="Arial1"/>
    </style:style>
    <style:style style:family="text" style:name="T8">
      <style:text-properties officeooo:rsid="0017d9fc"/>
    </style:style>
    <style:style style:family="text" style:name="T9">
      <style:text-properties officeooo:rsid="001bd36f"/>
    </style:style>
    <style:style style:family="text" style:name="T10">
      <style:text-properties officeooo:rsid="001f0fce"/>
    </style:style>
    <style:style style:family="text" style:name="T11">
      <style:text-properties fo:country="BE" fo:font-weight="bold" fo:language="fr" officeooo:rsid="0020a438" style:font-name="Arial" style:font-name-asian="Calibri1" style:font-name-complex="Calibri1" style:font-weight-asian="bold" style:font-weight-complex="bold" style:text-underline-style="none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0"><text:span text:style-name="T7"><text:text-input text:description="Demandeurs">self.getGeometricians()[0].getPersonTitleValue()</text:text-input></text:span><text:span text:style-name="T6"><text:s/></text:span><text:span text:style-name="T7"><text:text-input text:description="Demandeurs">self.getGeometricians()[0].getName2()</text:text-input></text:span><text:span text:style-name="T6"><text:s/></text:span><text:span text:style-name="T7"><text:text-input text:description="Demandeurs">self.getGeometricians()[0].getName1()</text:text-input></text:span></text:p>
            <text:p text:style-name="P14">Géomètre</text:p>
            <text:p text:style-name="P15"><text:span text:style-name="T10"><text:text-input text:description="Demandeurs">self.getGeometricians()[0].getStreet()</text:text-input></text:span><text:s/>n°<text:span text:style-name="T10"><text:text-input text:description="Demandeurs">self.getGeometricians()[0].getNumber()</text:text-input></text:span></text:p>
            <text:p text:style-name="P15"><text:span text:style-name="T2"><text:text-input text:description="Demandeurs">self.getGeometricians()[0].getZipcode()</text:text-input></text:span><text:span text:style-name="T3"><text:s text:c="2"/></text:span><text:span text:style-name="T2"><text:text-input text:description="Demandeurs">self.getGeometricians()[0].getCity()</text:text-input></text:span><text:span text:style-name="T3"><text:s/></text:span></text:p>
          </table:table-cell>
        </table:table-row>
      </table:table>
      <text:p text:style-name="P12"/>
      <text:p text:style-name="P1"/>
      <text:p text:style-name="P2"><text:span text:style-name="T8">Relevé des pièces manquantes</text:span> pour une demande de permis d'urbanis<text:span text:style-name="T9">ation</text:span></text:p>
      <text:p text:style-name="P5"/>
      <text:p text:style-name="P5"><text:span text:style-name="Police_20_par_20_défaut"><text:span text:style-name="T11"/></text:span></text:p>
      <text:p text:style-name="P3"/>
      <text:p text:style-name="P6"><office:annotation><dc:creator>Gauthier Bastien</dc:creator><dc:date>2011-02-21T09:23:46</dc:date><text:p text:style-name="P18"><text:span text:style-name="T15">do text if len(self.getGeometricians()) == 1</text:span></text:p></office:annotation><text:span text:style-name="T6"><text:text-input text:description="Demandeurs">self.getGeometricians()[0].getPersonTitleValue()</text:text-input></text:span>,</text:p>
      <text:p text:style-name="P7"><office:annotation><dc:creator>Gauthier Bastien</dc:creator><dc:date>2011-02-21T09:23:46</dc:date><text:p text:style-name="P18"><text:span text:style-name="T15">do text if len(self.getGeometricians()) &gt; 1</text:span></text:p></office:annotation><text:span text:style-name="T4">&lt;%Titre%&gt;</text:span>,</text:p>
      <text:p text:style-name="P7"/>
      <text:p text:style-name="P9"/>
      <text:p text:style-name="P9">Veuillez trouver, ci-joint, le courrier transmis à votre client dans le cadre de sa demande de permis d'urbanis<text:span text:style-name="T9">ation</text:span> :</text:p>
      <text:p text:style-name="P9"/>
      <text:p text:style-name="P6"><office:annotation><dc:creator>Gauthier Bastien</dc:creator><dc:date>2011-02-16T16:12:24</dc:date><text:p text:style-name="P18"><text:span text:style-name="T1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1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licence_view.get_parcels()</text:text-input></text:p>
      <text:p text:style-name="P9"/>
      <text:p text:style-name="P6"><office:annotation><dc:creator>Gauthier Bastien</dc:creator><dc:date>2011-02-21T09:23:46</dc:date><text:p text:style-name="P18"><text:span text:style-name="T15">do text if len(self.getGeometricians()) == 1</text:span></text:p></office:annotation>Demeurant à votre disposition, nous vous prions d'agréer, <text:span text:style-name="T6"><text:text-input text:description="Demandeurs">self.getGeometricians()[0].getPersonTitleValue()</text:text-input></text:span><text:span text:style-name="T6">, </text:span>nos salutations distinguées.</text:p>
      <text:p text:style-name="P7"><office:annotation><dc:creator>Gauthier Bastien</dc:creator><dc:date>2011-02-21T09:23:46</dc:date><text:p text:style-name="P18"><text:span text:style-name="T15">do text if len(self.getGeometrician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9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Import depuis signatures.odt</text:p>
      <text:p text:style-name="P4"/>
      <text:p text:style-name="P4"/>
      <text:p text:style-name="P4"/>
      <text:p text:style-name="P4"/>
      <text:p text:style-name="P4"/>
      <text:p text:style-name="P4"/>
      <text:p text:style-name="P11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Calibri" svg:font-family="Calibri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2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1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4pt" style:font-name="Arial1" style:font-size-asian="14pt" style:font-size-complex="14pt"/>
    </style:style>
    <style:style style:family="paragraph" style:name="P2" style:parent-style-name="UrbanTitle">
      <style:text-properties fo:font-size="14pt" style:font-name="Arial1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paragraph-properties fo:text-align="justify" style:justify-single-word="false"/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text-properties fo:font-size="9pt" officeooo:paragraph-rsid="0020a438" style:font-name="Arial1" style:font-size-asian="9pt" style:font-size-complex="9pt"/>
    </style:style>
    <style:style style:family="paragraph" style:name="P6" style:parent-style-name="UrbanBody">
      <style:text-properties fo:font-size="11pt" style:font-name="Arial1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1" style:font-size-asian="11pt" style:font-size-complex="11pt"/>
    </style:style>
    <style:style style:family="paragraph" style:name="P8" style:parent-style-name="UrbanBody">
      <style:text-properties fo:font-size="11pt" fo:font-style="normal" fo:font-weight="normal" style:font-name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justify" style:justify-single-word="false"/>
      <style:text-properties fo:font-size="11pt" fo:font-style="normal" fo:font-weight="normal" style:font-name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paragraph-properties fo:text-align="start" style:justify-single-word="false" style:snap-to-layout-grid="false"/>
      <style:text-properties fo:font-size="11pt" officeooo:paragraph-rsid="0020a697" style:font-name="arial" style:font-size-asian="11pt" style:font-size-complex="11pt"/>
    </style:style>
    <style:style style:family="paragraph" style:name="P11" style:parent-style-name="Standard">
      <style:paragraph-properties fo:text-align="justify" style:justify-single-word="false"/>
      <style:text-properties fo:font-size="9pt" fo:font-style="normal" fo:font-weight="bold" officeooo:rsid="000dc8b6" style:font-name="Arial1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2" style:parent-style-name="Standard">
      <style:text-properties fo:font-size="14pt" officeooo:paragraph-rsid="0020a697" style:font-name="Arial1" style:font-size-asian="14pt" style:font-size-complex="14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20a697" style:font-name="Arial1" style:font-size-asian="11pt" style:font-size-complex="11pt"/>
    </style:style>
    <style:style style:family="paragraph" style:name="P14" style:parent-style-name="Standard">
      <style:paragraph-properties fo:text-align="start" style:justify-single-word="false" style:snap-to-layout-grid="false"/>
      <style:text-properties fo:font-size="11pt" officeooo:paragraph-rsid="0020a697" officeooo:rsid="001f0fce" style:font-name="arial" style:font-name-complex="Arial1" style:font-size-asian="11pt" style:font-size-complex="11pt"/>
    </style:style>
    <style:style style:family="paragraph" style:name="P15" style:parent-style-name="Standard">
      <style:paragraph-properties fo:text-align="start" style:justify-single-word="false" style:snap-to-layout-grid="false"/>
      <style:text-properties fo:font-size="11pt" officeooo:paragraph-rsid="0020a697" style:font-name="arial" style:font-name-complex="Arial1" style:font-size-asian="11pt" style:font-size-complex="11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0a697" style:font-name="Arial1" style:font-size-asian="10pt" style:font-size-complex="10pt"/>
    </style:style>
    <style:style style:family="paragraph" style:name="P17" style:parent-style-name="UrbanBody">
      <style:text-properties fo:font-size="9pt" officeooo:paragraph-rsid="0020a438" style:font-name="Arial1" style:font-size-asian="9pt" style:font-size-complex="9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1f0fce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-complex="Arial1"/>
    </style:style>
    <style:style style:family="text" style:name="T7">
      <style:text-properties officeooo:rsid="001f0fce" style:font-name-complex="Arial1"/>
    </style:style>
    <style:style style:family="text" style:name="T8">
      <style:text-properties officeooo:rsid="0017d9fc"/>
    </style:style>
    <style:style style:family="text" style:name="T9">
      <style:text-properties officeooo:rsid="001bd36f"/>
    </style:style>
    <style:style style:family="text" style:name="T10">
      <style:text-properties officeooo:rsid="001f0fce"/>
    </style:style>
    <style:style style:family="text" style:name="T11">
      <style:text-properties fo:country="BE" fo:font-weight="bold" fo:language="fr" officeooo:rsid="0020a438" style:font-name="Arial" style:font-name-asian="Calibri1" style:font-name-complex="Calibri1" style:font-weight-asian="bold" style:font-weight-complex="bold" style:text-underline-style="none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0"><text:span text:style-name="T7"><text:text-input text:description="Demandeurs">self.getGeometricians()[0].getPersonTitleValue()</text:text-input></text:span><text:span text:style-name="T6"><text:s/></text:span><text:span text:style-name="T7"><text:text-input text:description="Demandeurs">self.getGeometricians()[0].getName2()</text:text-input></text:span><text:span text:style-name="T6"><text:s/></text:span><text:span text:style-name="T7"><text:text-input text:description="Demandeurs">self.getGeometricians()[0].getName1()</text:text-input></text:span></text:p>
            <text:p text:style-name="P14">Géomètre</text:p>
            <text:p text:style-name="P15"><text:span text:style-name="T10"><text:text-input text:description="Demandeurs">self.getGeometricians()[0].getStreet()</text:text-input></text:span><text:s/>n°<text:span text:style-name="T10"><text:text-input text:description="Demandeurs">self.getGeometricians()[0].getNumber()</text:text-input></text:span></text:p>
            <text:p text:style-name="P15"><text:span text:style-name="T2"><text:text-input text:description="Demandeurs">self.getGeometricians()[0].getZipcode()</text:text-input></text:span><text:span text:style-name="T3"><text:s text:c="2"/></text:span><text:span text:style-name="T2"><text:text-input text:description="Demandeurs">self.getGeometricians()[0].getCity()</text:text-input></text:span><text:span text:style-name="T3"><text:s/></text:span></text:p>
          </table:table-cell>
        </table:table-row>
      </table:table>
      <text:p text:style-name="P12"/>
      <text:p text:style-name="P1"/>
      <text:p text:style-name="P2"><text:span text:style-name="T8">Relevé des pièces manquantes</text:span> pour une demande de permis d'urbanis<text:span text:style-name="T9">ation</text:span></text:p>
      <text:p text:style-name="P5"/>
      <text:p text:style-name="P5"><text:span text:style-name="Police_20_par_20_défaut"><text:span text:style-name="T11"/></text:span></text:p>
      <text:p text:style-name="P3"/>
      <text:p text:style-name="P6"><office:annotation><dc:creator>Gauthier Bastien</dc:creator><dc:date>2011-02-21T09:23:46</dc:date><text:p text:style-name="P18"><text:span text:style-name="T15">do text if len(self.getGeometricians()) == 1</text:span></text:p></office:annotation><text:span text:style-name="T6"><text:text-input text:description="Demandeurs">self.getGeometricians()[0].getPersonTitleValue()</text:text-input></text:span>,</text:p>
      <text:p text:style-name="P7"><office:annotation><dc:creator>Gauthier Bastien</dc:creator><dc:date>2011-02-21T09:23:46</dc:date><text:p text:style-name="P18"><text:span text:style-name="T15">do text if len(self.getGeometricians()) &gt; 1</text:span></text:p></office:annotation><text:span text:style-name="T4">&lt;%Titre%&gt;</text:span>,</text:p>
      <text:p text:style-name="P7"/>
      <text:p text:style-name="P9"/>
      <text:p text:style-name="P9">Veuillez trouver, ci-joint, le courrier transmis à votre client dans le cadre de sa demande de permis d'urbanis<text:span text:style-name="T9">ation</text:span> :</text:p>
      <text:p text:style-name="P9"/>
      <text:p text:style-name="P6"><office:annotation><dc:creator>Gauthier Bastien</dc:creator><dc:date>2011-02-16T16:12:24</dc:date><text:p text:style-name="P18"><text:span text:style-name="T1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1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licence_view.get_parcels()</text:text-input></text:p>
      <text:p text:style-name="P9"/>
      <text:p text:style-name="P6"><office:annotation><dc:creator>Gauthier Bastien</dc:creator><dc:date>2011-02-21T09:23:46</dc:date><text:p text:style-name="P18"><text:span text:style-name="T15">do text if len(self.getGeometricians()) == 1</text:span></text:p></office:annotation>Demeurant à votre disposition, nous vous prions d'agréer, <text:span text:style-name="T6"><text:text-input text:description="Demandeurs">self.getGeometricians()[0].getPersonTitleValue()</text:text-input></text:span><text:span text:style-name="T6">, </text:span>nos salutations distinguées.</text:p>
      <text:p text:style-name="P7"><office:annotation><dc:creator>Gauthier Bastien</dc:creator><dc:date>2011-02-21T09:23:46</dc:date><text:p text:style-name="P18"><text:span text:style-name="T15">do text if len(self.getGeometrician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9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Import depuis signatures.odt</text:p>
      <text:p text:style-name="P4"/>
      <text:p text:style-name="P4"/>
      <text:p text:style-name="P4"/>
      <text:p text:style-name="P4"/>
      <text:p text:style-name="P4"/>
      <text:p text:style-name="P4"/>
      <text:p text:style-name="P11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6:38.312690334</dc:date>
    <dc:language>fr-FR</dc:language>
    <meta:editing-cycles>126</meta:editing-cycles>
    <meta:editing-duration>P1DT10H44M58S</meta:editing-duration>
    <meta:document-statistic meta:table-count="1" meta:image-count="0" meta:object-count="0" meta:page-count="1" meta:paragraph-count="18" meta:word-count="133" meta:character-count="1164" meta:non-whitespace-character-count="1082"/>
    <meta:user-defined meta:name="Info 1"/>
    <meta:user-defined meta:name="Info 2"/>
    <meta:user-defined meta:name="Info 3"/>
    <meta:user-defined meta:name="Info 4"/>
  </office:meta>
</office:document-meta>
</file>